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3.75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6.969cm"/>
    </style:style>
    <style:style style:name="co7" style:family="table-column">
      <style:table-column-properties fo:break-before="auto" style:column-width="5.276cm"/>
    </style:style>
    <style:style style:name="co8" style:family="table-column">
      <style:table-column-properties fo:break-before="auto" style:column-width="3.473cm"/>
    </style:style>
    <style:style style:name="co9" style:family="table-column">
      <style:table-column-properties fo:break-before="auto" style:column-width="3.30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 office:value-type="string">
            <text:p>seite einrichten</text:p>
          </table:table-cell>
          <table:table-cell office:value-type="string">
            <text:p>kleinste Abhängigkeit</text:p>
          </table:table-cell>
          <table:table-cell office:value-type="string">
            <text:p>größte Abhängigkeit</text:p>
          </table:table-cell>
          <table:table-cell office:value-type="string">
            <text:p>Abhängigkeiten einrichten einer Seite in m</text:p>
          </table:table-cell>
          <table:table-cell office:value-type="string">
            <text:p>gesamt größte Abhängigkeit m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3]*[.D3]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[.C4]*[.D4]" office:value-type="float" office:value="28">
            <text:p>28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formula="of:=[.C5]*[.D5]" office:value-type="float" office:value="64">
            <text:p>64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6]*[.D6]" office:value-type="float" office:value="120">
            <text:p>120</text:p>
          </table:table-cell>
          <table:table-cell table:number-columns-repeated="3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3">
          <table:table-cell office:value-type="string">
            <text:p>seite einrichten</text:p>
          </table:table-cell>
          <table:table-cell office:value-type="string">
            <text:p>kleinste Abhängigkeit</text:p>
          </table:table-cell>
          <table:table-cell office:value-type="string">
            <text:p>größte Abhängigkeit</text:p>
          </table:table-cell>
          <table:table-cell office:value-type="string">
            <text:p>Abhängigkeiten einrichten einer Seite in m</text:p>
          </table:table-cell>
          <table:table-cell office:value-type="string">
            <text:p>gesamt größte Abhängigkeit m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C10]*[.D10]"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1]*[.D11]"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formula="of:=[.C12]*[.D12]"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C13]*[.D13]" office:value-type="float" office:value="20">
            <text:p>20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5"/>
          <table:table-cell table:number-columns-repeated="3"/>
        </table:table-row>
        <table:table-row table:style-name="ro3">
          <table:table-cell office:value-type="string">
            <text:p>seite einrichten</text:p>
          </table:table-cell>
          <table:table-cell office:value-type="string">
            <text:p>Differenz in Minuten</text:p>
          </table:table-cell>
          <table:table-cell office:value-type="string">
            <text:p>Kosten pro Stunde</text:p>
          </table:table-cell>
          <table:table-cell office:value-type="string">
            <text:p>Differenz Preis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formula="of:=[.E2]-[.E9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.C17]/60*[.B17]"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table:formula="of:=[.E3]-[.E10]"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.C18]/60*[.B18]"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formula="of:=[.E4]-[.E11]" office:value-type="float" office:value="16">
            <text:p>16</text:p>
          </table:table-cell>
          <table:table-cell office:value-type="float" office:value="35">
            <text:p>35</text:p>
          </table:table-cell>
          <table:table-cell table:formula="of:=[.C19]/60*[.B19]" office:value-type="float" office:value="9.33333333333333">
            <text:p>9,3333333333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table:formula="of:=[.E5]-[.E12]" office:value-type="float" office:value="48">
            <text:p>48</text:p>
          </table:table-cell>
          <table:table-cell office:value-type="float" office:value="35">
            <text:p>35</text:p>
          </table:table-cell>
          <table:table-cell table:formula="of:=[.C20]/60*[.B20]" office:value-type="float" office:value="28">
            <text:p>28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table:formula="of:=[.E6]-[.E13]" office:value-type="float" office:value="100">
            <text:p>100</text:p>
          </table:table-cell>
          <table:table-cell office:value-type="float" office:value="35">
            <text:p>35</text:p>
          </table:table-cell>
          <table:table-cell table:formula="of:=[.C21]/60*[.B21]" office:value-type="float" office:value="58.3333333333333">
            <text:p>58,3333333333</text:p>
          </table:table-cell>
          <table:table-cell table:style-name="Default"/>
          <table:table-cell table:number-columns-repeated="3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20:55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4:38:29.63</meta:creation-date>
    <dc:date>2014-12-03T20:55:18.67</dc:date>
    <meta:editing-duration>PT7H25M32S</meta:editing-duration>
    <meta:editing-cycles>3</meta:editing-cycles>
    <meta:generator>OpenOffice/4.0.1$Win32 OpenOffice.org_project/401m5$Build-9714</meta:generator>
    <meta:document-statistic meta:table-count="3" meta:cell-count="84" meta:object-count="0"/>
  </office:meta>
</office:document-meta>
</file>